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ans" fo:font-style="italic" fo:font-weight="normal" officeooo:rsid="00159ece" officeooo:paragraph-rsid="00159ece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officeooo:paragraph-rsid="0031de91"/>
    </style:style>
    <style:style style:name="P3" style:family="paragraph" style:parent-style-name="Title">
      <style:paragraph-properties fo:text-align="center" style:justify-single-word="false"/>
      <style:text-properties officeooo:rsid="000f1c33" officeooo:paragraph-rsid="000f1c33"/>
    </style:style>
    <style:style style:name="P4" style:family="paragraph" style:parent-style-name="Subtitle">
      <style:paragraph-properties fo:text-align="center" style:justify-single-word="false"/>
      <style:text-properties fo:font-weight="normal" officeooo:rsid="0031de91" officeooo:paragraph-rsid="0031de91" style:font-weight-asian="normal" style:font-weight-complex="normal"/>
    </style:style>
    <style:style style:name="P5" style:family="paragraph" style:parent-style-name="Text_20_body">
      <style:text-properties fo:font-weight="normal" officeooo:rsid="0031de91" officeooo:paragraph-rsid="0031de91" style:font-weight-asian="normal" style:font-weight-complex="normal"/>
    </style:style>
    <style:style style:name="P6" style:family="paragraph" style:parent-style-name="Text_20_body">
      <style:text-properties fo:font-weight="normal" officeooo:rsid="0032d945" officeooo:paragraph-rsid="0032d945" style:font-weight-asian="normal" style:font-weight-complex="normal"/>
    </style:style>
    <style:style style:name="P7" style:family="paragraph" style:parent-style-name="Text_20_body">
      <style:text-properties style:font-name="Liberation Sans" officeooo:paragraph-rsid="0031de91"/>
    </style:style>
    <style:style style:name="P8" style:family="paragraph" style:parent-style-name="Text_20_body">
      <style:text-properties style:font-name="Liberation Sans" officeooo:rsid="0034cdfb" officeooo:paragraph-rsid="0034cdfb"/>
    </style:style>
    <style:style style:name="P9" style:family="paragraph" style:parent-style-name="Text_20_body" style:list-style-name="L1">
      <style:text-properties style:font-name="Liberation Sans" officeooo:rsid="00362e8b" officeooo:paragraph-rsid="00362e8b"/>
    </style:style>
    <style:style style:name="P10" style:family="paragraph" style:parent-style-name="Text_20_body">
      <style:text-properties style:font-name="Liberation Sans" officeooo:rsid="00362e8b" officeooo:paragraph-rsid="00371dae"/>
    </style:style>
    <style:style style:name="P11" style:family="paragraph" style:parent-style-name="Text_20_body">
      <style:text-properties style:font-name="Liberation Sans" officeooo:rsid="003907ea" officeooo:paragraph-rsid="003907ea"/>
    </style:style>
    <style:style style:name="P12" style:family="paragraph" style:parent-style-name="Text_20_body" style:list-style-name="L2">
      <style:text-properties style:font-name="Liberation Sans" officeooo:rsid="003907ea" officeooo:paragraph-rsid="003907ea"/>
    </style:style>
    <style:style style:name="P13" style:family="paragraph" style:parent-style-name="Text_20_body">
      <style:text-properties style:font-name="Liberation Sans" officeooo:rsid="003a757a" officeooo:paragraph-rsid="003a757a"/>
    </style:style>
    <style:style style:name="P14" style:family="paragraph" style:parent-style-name="Text_20_body" style:list-style-name="L3">
      <style:text-properties style:font-name="Liberation Sans" officeooo:rsid="003a757a" officeooo:paragraph-rsid="003a757a"/>
    </style:style>
    <style:style style:name="P15" style:family="paragraph" style:parent-style-name="Text_20_body">
      <style:text-properties officeooo:paragraph-rsid="0032d945"/>
    </style:style>
    <style:style style:name="P16" style:family="paragraph" style:parent-style-name="Text_20_body">
      <style:text-properties officeooo:rsid="0034cdfb" officeooo:paragraph-rsid="0034cdfb"/>
    </style:style>
    <style:style style:name="P17" style:family="paragraph" style:parent-style-name="Text_20_body">
      <style:text-properties officeooo:rsid="00371dae" officeooo:paragraph-rsid="00371dae"/>
    </style:style>
    <style:style style:name="P18" style:family="paragraph" style:parent-style-name="Text_20_body">
      <style:text-properties officeooo:rsid="003907ea" officeooo:paragraph-rsid="003907ea"/>
    </style:style>
    <style:style style:name="P19" style:family="paragraph" style:parent-style-name="Heading_20_1">
      <style:text-properties officeooo:rsid="0031de91" officeooo:paragraph-rsid="0031de91"/>
    </style:style>
    <style:style style:name="P20" style:family="paragraph" style:parent-style-name="Heading_20_1">
      <style:text-properties officeooo:rsid="0032d945" officeooo:paragraph-rsid="0032d945"/>
    </style:style>
    <style:style style:name="P21" style:family="paragraph" style:parent-style-name="Heading_20_1">
      <style:text-properties officeooo:rsid="0034cdfb" officeooo:paragraph-rsid="0034cdfb"/>
    </style:style>
    <style:style style:name="P22" style:family="paragraph" style:parent-style-name="Heading_20_3">
      <style:text-properties officeooo:rsid="0031de91" officeooo:paragraph-rsid="0031de91"/>
    </style:style>
    <style:style style:name="P23" style:family="paragraph" style:parent-style-name="Heading_20_3">
      <style:text-properties officeooo:rsid="0032d945" officeooo:paragraph-rsid="0032d945"/>
    </style:style>
    <style:style style:name="P24" style:family="paragraph" style:parent-style-name="Heading_20_3">
      <style:text-properties officeooo:paragraph-rsid="0032d945"/>
    </style:style>
    <style:style style:name="T1" style:family="text">
      <style:text-properties officeooo:rsid="00308e8d"/>
    </style:style>
    <style:style style:name="T2" style:family="text">
      <style:text-properties officeooo:rsid="0031de9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1de91" style:font-weight-asian="normal" style:font-weight-complex="normal"/>
    </style:style>
    <style:style style:name="T5" style:family="text">
      <style:text-properties fo:font-weight="normal" officeooo:rsid="0032d945" style:font-weight-asian="normal" style:font-weight-complex="normal"/>
    </style:style>
    <style:style style:name="T6" style:family="text">
      <style:text-properties fo:font-weight="normal" officeooo:rsid="00371dae" style:font-weight-asian="normal" style:font-weight-complex="normal"/>
    </style:style>
    <style:style style:name="T7" style:family="text">
      <style:text-properties fo:font-weight="normal" officeooo:rsid="003907ea" style:font-weight-asian="normal" style:font-weight-complex="normal"/>
    </style:style>
    <style:style style:name="T8" style:family="text">
      <style:text-properties fo:font-weight="normal" officeooo:rsid="003a757a" style:font-weight-asian="normal" style:font-weight-complex="normal"/>
    </style:style>
    <style:style style:name="T9" style:family="text">
      <style:text-properties officeooo:rsid="0032d945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<text:span text:style-name="T1">2</text:span> CESI</text:p>
      <text:p text:style-name="P4">Virtualización e instalación de Sistemas Operativos de Servidores</text:p>
      <text:p text:style-name="P1">Miguel Ángel Ramírez Ruiz (i62rarum@uco.es)</text:p>
      <text:h text:style-name="Heading_20_1" text:outline-level="1">1. <text:span text:style-name="T2">Conceptos de máquinas virtuales y virtualización</text:span></text:h>
      <text:h text:style-name="P22" text:outline-level="3">Cuestión 1: <text:span text:style-name="T3">¿Qué es una máquina virtual?</text:span></text:h>
      <text:p text:style-name="P8"><text:span text:style-name="T4">U</text:span><text:span text:style-name="T3">na máquina virtual es un software que simula un sistema informático y puede ejecutar programas como si fuese una computadora real. La acepción del término actualmente incluye a máquinas virtuales que no tienen ninguna equivalencia directa con ningún hardware real.[1]</text:span></text:p>
      <text:h text:style-name="P22" text:outline-level="3">Cuestión 2: <text:span text:style-name="T3">¿Qué modos de “virtualizar” se pueden implementar? (Pista: Hipervisor)</text:span></text:h>
      <text:p text:style-name="P10"><text:span text:style-name="T4">E</text:span><text:span text:style-name="T3">xisten varios tipos de virtualización: </text:span><text:span text:style-name="T6">[2]</text:span></text:p>
      <text:list xml:id="list2015016701" text:style-name="L1">
        <text:list-item>
          <text:p text:style-name="P9"><text:span text:style-name="T3">Virtualización asistida por hardware: son extensiones introducidas en la arquitectura del procesador x86 para facilitar las tareas de virtualización al software ejecutándose sobre el sistema. </text:span></text:p>
        </text:list-item>
        <text:list-item>
          <text:p text:style-name="P9"><text:span text:style-name="T3">La virtualización de almacenamiento: este proceso consiste en abstraer el almacenamiento lógico del almacenamiento físico. </text:span><text:span text:style-name="T6">Los recursos de almacenamiento físicos son agregados al “storage pool”, del cual es creado el almacenamiento lógico. </text:span></text:p>
        </text:list-item>
        <text:list-item>
          <text:p text:style-name="P9"><text:span text:style-name="T3">Particionamiento: </text:span><text:span text:style-name="T6">es la división de un sólo recurso, como el espacio de disco o el ancho de banda de la red, en un número más pequeño y con recursos del mismo tipo que son más fáciles de utilizar.</text:span></text:p>
        </text:list-item>
        <text:list-item>
          <text:p text:style-name="P9"><text:span text:style-name="T3">Hypervisor de almacenamiento: </text:span><text:span text:style-name="T6">es un pack de gestión centralizada, usado para mejorar el valor combinado de los sistemas de disco de almacenamiento múltiple, incluyendo los modelos diferentes e incompatibles, complementando sus capacidades con el aprovisionamiento extendido, la réplica y la aceleración del servicio.</text:span></text:p>
        </text:list-item>
        <text:list-item>
          <text:p text:style-name="P9"><text:span text:style-name="T3">Virtualización de datos: </text:span><text:span text:style-name="T7">es una capa de abstracción y una capa de servicio de datos. La virtualización de datos integra datos de fuentes dispersas, en distintas localizaciones y formatos, sin replicar los datos, para construir una capa de datos virtual que facilita la provisión de servicios de datos unificados para dar soporte a múltiples aplicaciones y usuarios.</text:span></text:p>
        </text:list-item>
      </text:list>
      <text:h text:style-name="P22" text:outline-level="3"><text:soft-page-break/>Cuestión 3: <text:span text:style-name="T3">¿Qué son IVT y AMD-V?</text:span></text:h>
      <text:p text:style-name="P11"><text:span text:style-name="T4">I</text:span><text:span text:style-name="T3">VT (Intel Virtualization Technology) es la extensión de Intel para virtualización de la arquitectura de 32 y 64 bits. AMD-V, por otra parte, es la extensión de virtualización AMD para la arquitectura de 64 bits x86. [3]</text:span></text:p>
      <text:p text:style-name="P5"/>
      <text:h text:style-name="Heading_20_1" text:outline-level="1">2. Software para virtualización: VMWare y VirtualBox</text:h>
      <text:h text:style-name="P22" text:outline-level="3">Cuestión 4: <text:span text:style-name="T3">Comente qué otros productos ofrece VMWare y su diferencia con Player.</text:span></text:h>
      <text:p text:style-name="P11"><text:span text:style-name="T4">P</text:span><text:span text:style-name="T3">lataforma de centro de datos definido por software</text:span></text:p>
      <text:list xml:id="list1421275105" text:style-name="L2">
        <text:list-item>
          <text:p text:style-name="P12"><text:span text:style-name="T3">Vmware Cloud Foundation: es una plataforma unificada </text:span><text:span text:style-name="T8">de centro de datos definido por software.</text:span></text:p>
        </text:list-item>
      </text:list>
      <text:p text:style-name="P13"><text:span text:style-name="T3">Virtualización del centro de datos e infraestructura de cloud</text:span></text:p>
      <text:list xml:id="list2263830459" text:style-name="L3">
        <text:list-item>
          <text:p text:style-name="P14"><text:span text:style-name="T3">vSphere: es la plataforma de virtualización de servidores líder del sector, la base idónea para cualquier entorno de cloud</text:span></text:p>
        </text:list-item>
        <text:list-item>
          <text:p text:style-name="P14"><text:span text:style-name="T3">vCLoud Availability for vCloud Director: permite a los proveedores de vCloud Air Network ofrecer sencillos y rentables servicios de recuperación ante desastres basados en la cloud.</text:span></text:p>
        </text:list-item>
        <text:list-item>
          <text:p text:style-name="P14"><text:span text:style-name="T3">Cloud Provider Pod: es un producto de centro de datos definido por software automatizado y probado para los proveedores de cloud. Permite la implementación y configuración de clouds privadas y públicas con un solo clic.</text:span></text:p>
        </text:list-item>
      </text:list>
      <text:p text:style-name="P7"><text:span text:style-name="T4"/></text:p>
      <text:h text:style-name="P22" text:outline-level="3">Cuestión 5: <text:span text:style-name="T3">¿Cuál es la diferencia entre VirtualBox y VMWare? (Pista: archivos grandes)</text:span></text:h>
      <text:p text:style-name="P5"/>
      <text:h text:style-name="Heading_20_1" text:outline-level="1">3. Instalación de Sistemas Operativos virtualizados</text:h>
      <text:h text:style-name="P22" text:outline-level="3">Cuestión 6: <text:span text:style-name="T3">Enumere las versiones de Windows Server y los años en los que fueron presentadas.</text:span></text:h>
      <text:h text:style-name="P22" text:outline-level="3">Cuestión 7: <text:span text:style-name="T3">¿Qué empresa hay detrás de Ubuntu? ¿De qué distribución parte?</text:span></text:h>
      <text:h text:style-name="P22" text:outline-level="3">Cuestión 8: <text:span text:style-name="T3">¿Qué relación tiene CentOS con Red Hat y con el proyecto Fedora?</text:span></text:h>
      <text:p text:style-name="P5"/>
      <text:h text:style-name="P19" text:outline-level="1"><text:soft-page-break/>3.1 Instalación de Sistemas Operativos Virtualizados</text:h>
      <text:p text:style-name="P2"/>
      <text:h text:style-name="P19" text:outline-level="1">3.2 Particionamiento del disco virtual </text:h>
      <text:h text:style-name="P23" text:outline-level="3">Cuestión 9. <text:span text:style-name="T3">¿Qué es LVM? ¿Qué ventajas tiene para un servidor de gama baja?</text:span></text:h>
      <text:p text:style-name="P6"/>
      <text:h text:style-name="P20" text:outline-level="1">3.3 Instalación de servicios</text:h>
      <text:h text:style-name="P23" text:outline-level="3">Cuestión 10. <text:span text:style-name="T3">¿Qué diferencia existe entre telnet y ssh?</text:span></text:h>
      <text:h text:style-name="P23" text:outline-level="3">Cuestión 11. <text:span text:style-name="T3">¿Qué instalamos con el servicio LAMP?</text:span></text:h>
      <text:p text:style-name="P6"/>
      <text:h text:style-name="P20" text:outline-level="1">4. Conexión con la máquina anfitriona</text:h>
      <text:h text:style-name="Heading_20_3" text:outline-level="3">Cuestión 12: <text:span text:style-name="T3">¿Con qué opción establecemos una red local con la máquina anfitriona? ¿Con qué opción podemos compartir la conexión a Internet? Añada un nuevo adaptador de Red para crear una red entre la máquina invitada y la anfitriona, tal que tendremos dos adaptadores, uno conectado como modo NAT y otro como modo puente utilizando como interfaz vmnet1.</text:span></text:h>
      <text:h text:style-name="P24" text:outline-level="3"><text:span text:style-name="T9">Cuestión 13: </text:span><text:span text:style-name="T5">¿Cómo podemos ver que ambas máquinas están conectadas en la misma red local? (Pistas: ping, ifconfig, /etc/netplan/*.yaml, netplan apply, systemctl … networking, firewall, icmpv4). Ilústrelo con capturas de pantalla.</text:span></text:h>
      <text:p text:style-name="P6"/>
      <text:h text:style-name="P20" text:outline-level="1">5. Editando archivos en consola: vi, pico, nano</text:h>
      <text:h text:style-name="P23" text:outline-level="3">Cuestión 14: <text:span text:style-name="T3">Prepare un resúmen (“chuletario”) con los comandos y combinaciones de teclas necesarias para moverse por el contenido del archivo, editarlo, buscar y reemplazar y guardar en los tres editores mencionados.</text:span></text:h>
      <text:p text:style-name="P15"><text:span text:style-name="T5"/></text:p>
      <text:h text:style-name="P21" text:outline-level="1">6. Referencias</text:h>
      <text:p text:style-name="P16">[1]: <text:a xlink:type="simple" xlink:href="https://es.wikipedia.org/wiki/Máquina_virtual" text:style-name="Internet_20_link" text:visited-style-name="Visited_20_Internet_20_Link">https://es.wikipedia.org/wiki/M%C3%A1quina_virtual</text:a></text:p>
      <text:p text:style-name="P17"><text:soft-page-break/>[2]: <text:a xlink:type="simple" xlink:href="https://es.wikipedia.org/wiki/Virtualización#Tipos_de_virtualización" text:style-name="Internet_20_link" text:visited-style-name="Visited_20_Internet_20_Link">https://es.wikipedia.org/wiki/Virtualizaci%C3%B3n#Tipos_de_virtualizaci%C3%B3n</text:a></text:p>
      <text:p text:style-name="P18">[3]: <text:a xlink:type="simple" xlink:href="https://es.wikipedia.org/wiki/Virtualización_x86#Soporte_hardware" text:style-name="Internet_20_link" text:visited-style-name="Visited_20_Internet_20_Link">https://es.wikipedia.org/wiki/Virtualizaci%C3%B3n_x86#Soporte_hardware</text:a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8:13:37.465980390</meta:creation-date>
    <dc:date>2018-10-11T10:26:48.676590504</dc:date>
    <meta:editing-duration>PT1H3M8S</meta:editing-duration>
    <meta:editing-cycles>13</meta:editing-cycles>
    <meta:generator>LibreOffice/5.4.6.2$Linux_X86_64 LibreOffice_project/40m0$Build-2</meta:generator>
    <meta:document-statistic meta:table-count="0" meta:image-count="0" meta:object-count="0" meta:page-count="4" meta:paragraph-count="43" meta:word-count="716" meta:character-count="4829" meta:non-whitespace-character-count="4162"/>
  </office:meta>
</office:document-meta>
</file>